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14" officeooo:paragraph-rsid="00176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MVC (model, vue, controleur)</text:p>
      <text:p text:style-name="P1"/>
      <text:p text:style-name="P1">Model =&gt; Fichier source</text:p>
      <text:p text:style-name="P1"/>
      <text:p text:style-name="P1">Vue =&gt; *.blade.php</text:p>
      <text:p text:style-name="P1"/>
      <text:p text:style-name="P1">Controleur =&gt; Méti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6:48:28.513797264</meta:creation-date>
    <dc:date>2024-02-13T16:49:19.884516993</dc:date>
    <meta:editing-duration>PT51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4" meta:word-count="15" meta:character-count="96" meta:non-whitespace-character-count="85"/>
  </office:meta>
</office:document-meta>
</file>